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-complex="Arial"/>
    </style:style>
    <style:style style:name="T28" style:family="text">
      <style:text-properties fo:background-color="transparent"/>
    </style:style>
    <style:style style:name="T29" style:family="text">
      <style:text-properties fo:font-size="5pt" style:font-size-asian="5pt" style:font-size-complex="5pt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Arial1" style:font-name-asian="Times New Roman" style:font-name-complex="Arial1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5">ПРОТОКОЛ ПРОВЕРКИ</text:p>
      <text:p text:style-name="P9"/>
      <text:p text:style-name="P14"><text:span text:style-name="T14">Тип:</text:span><text:span text:style-name="T13"> </text:span><text:span text:style-name="T9">Дозиметр-радиометр МКС-AT6131A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0">$allSerial</text:span></text:p>
      <text:p text:style-name="P17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6"/>
      <text:p text:style-name="P18"><text:span text:style-name="T32">Основная относительная погрешность измерения</text:span><text:span text:style-name="T17">:</text:span> <text:span text:style-name="T31">±</text:span> 20 %</text:p>
      <text:p text:style-name="P6"/>
      <text:p text:style-name="P5">Условия эксплуатации: </text:p>
      <text:p text:style-name="P20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0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0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0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0"><text:span text:style-name="Знак_20_примечания"><text:span text:style-name="T29"/></text:span></text:p>
      <text:p text:style-name="P30">$facility_13+11rus</text:p>
      <text:p text:style-name="P3"/>
      <text:p text:style-name="P10">Данные проверки</text:p>
      <text:p text:style-name="P11"/>
      <text:p text:style-name="P4">Гамма-излучение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23">Д</text:span>озиметр-радиометр МКС-AT6131A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24">Относи-тельная</text:span><text:span text:style-name="T28"> </text:span><text:span text:style-name="T24">погреш-ность</text:span><text:span text:style-name="T28"> </text:span><text:span text:style-name="T24">измерения</text:span> </text:p>
            <text:p text:style-name="P35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3"><text:span text:style-name="T23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4"><text:span text:style-name="T26">Предел основной </text:span><text:span text:style-name="T23">относи-тельной</text:span> <text:span text:style-name="T15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9">H</text:span><text:span text:style-name="T20">1</text:span></text:p>
          </table:table-cell>
          <table:table-cell table:style-name="t1.D3" office:value-type="string">
            <text:p text:style-name="P29"><text:span text:style-name="T16">H</text:span><text:span text:style-name="T20">2</text:span></text:p>
          </table:table-cell>
          <table:table-cell table:style-name="t1.D3" office:value-type="string">
            <text:p text:style-name="P29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6" office:value-type="string">
            <text:p text:style-name="P12">±<text:span text:style-name="T23">20</text:span>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.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5" office:value-type="string">
            <text:p text:style-name="P12">7,0 мЗв/ч</text:p>
          </table:table-cell>
          <table:table-cell table:style-name="t1.B5" office:value-type="string">
            <text:p text:style-name="P13">$1-34</text:p>
          </table:table-cell>
          <table:table-cell table:style-name="t1.B5" office:value-type="string">
            <text:p text:style-name="P13">$1-44</text:p>
          </table:table-cell>
          <table:table-cell table:style-name="t1.B5" office:value-type="string">
            <text:p text:style-name="P13">$1-54</text:p>
          </table:table-cell>
          <table:table-cell table:style-name="t1.B5" office:value-type="string">
            <text:p text:style-name="P13">$1-64</text:p>
          </table:table-cell>
          <table:table-cell table:style-name="t1.B5" office:value-type="string">
            <text:p text:style-name="P13">$1-74</text:p>
          </table:table-cell>
          <table:table-cell table:style-name="t1.B5" office:value-type="string">
            <text:p text:style-name="P13">$1-84</text:p>
          </table:table-cell>
          <table:table-cell table:style-name="t1.B5" office:value-type="string">
            <text:p text:style-name="P13">$1-04</text:p>
          </table:table-cell>
          <table:table-cell table:style-name="t1.B5" office:value-type="string">
            <text:p text:style-name="P13">$1-14</text:p>
          </table:table-cell>
          <table:table-cell table:style-name="t1.B5" office:value-type="string">
            <text:p text:style-name="P13">$1-24</text:p>
          </table:table-cell>
          <table:covered-table-cell/>
        </table:table-row>
        <table:table-row>
          <table:table-cell table:style-name="t1.A10" office:value-type="string">
            <text:p text:style-name="P12">70 мЗв/ч</text:p>
          </table:table-cell>
          <table:table-cell table:style-name="t1.B10" office:value-type="string">
            <text:p text:style-name="P13">$1-35</text:p>
          </table:table-cell>
          <table:table-cell table:style-name="t1.B10" office:value-type="string">
            <text:p text:style-name="P13">$1-45</text:p>
          </table:table-cell>
          <table:table-cell table:style-name="t1.B10" office:value-type="string">
            <text:p text:style-name="P13">$1-55</text:p>
          </table:table-cell>
          <table:table-cell table:style-name="t1.B10" office:value-type="string">
            <text:p text:style-name="P13">$1-65</text:p>
          </table:table-cell>
          <table:table-cell table:style-name="t1.B10" office:value-type="string">
            <text:p text:style-name="P13">$1-75</text:p>
          </table:table-cell>
          <table:table-cell table:style-name="t1.B10" office:value-type="string">
            <text:p text:style-name="P13">$1-85</text:p>
          </table:table-cell>
          <table:table-cell table:style-name="t1.B10" office:value-type="string">
            <text:p text:style-name="P13">$1-05</text:p>
          </table:table-cell>
          <table:table-cell table:style-name="t1.B10" office:value-type="string">
            <text:p text:style-name="P13">$1-15</text:p>
          </table:table-cell>
          <table:table-cell table:style-name="t1.B10" office:value-type="string">
            <text:p text:style-name="P13">$1-25</text:p>
          </table:table-cell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6"/>
          </table:table-cell>
          <table:table-cell table:style-name="Таблица1.C2" office:value-type="string">
            <text:p text:style-name="P25">(<text:span text:style-name="T27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4" office:value-type="string">
            <text:p text:style-name="P26"/>
          </table:table-cell>
          <table:table-cell table:style-name="Таблица1.C2" office:value-type="string">
            <text:p text:style-name="P25">(<text:span text:style-name="T27">подпись</text:span>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1A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9-06T11:54:14.17</dc:date>
    <meta:print-date>2019-04-03T15:18:00</meta:print-date>
    <meta:editing-cycles>123</meta:editing-cycles>
    <meta:editing-duration>PT9H8M6S</meta:editing-duration>
    <meta:generator>OpenOffice/4.1.6$Win32 OpenOffice.org_project/416m1$Build-9790</meta:generator>
    <meta:document-statistic meta:table-count="2" meta:image-count="1" meta:object-count="0" meta:page-count="1" meta:paragraph-count="103" meta:word-count="187" meta:character-count="1366"/>
  </office:meta>
</office:document-meta>
</file>